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M_WebContinuation.FOM_WebContinuation( WebContinuation w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isBookmark( WebContinuation w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M_WebContinuation.jsFunction_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M_WebContinu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unwrap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WebContinua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Get_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getPageLoc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M_WebContinuation.jsGet_previousBookmark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M_WebContinuation.getWeb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Get_book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Function_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FOM_Web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Function_get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M_WebContinuation.jsFunction_displ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M_WebContinuation.setPageLocal( PageLocalScopeImpl page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WebContinuation.jsFunction_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WebContinuation.jsGet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Function_isBook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Constructor( Context cx , Object [ ] args , Function ctorObj , boolean inNewExp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OM_WebContinuation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Function_setBookmark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WebContinuation.jsFunction_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Function_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M_WebContinuation.jsFunction_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